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cnhan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cnhans.test_toJava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O.setCalendar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nhans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g_for_cnhans.test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g_for_cnhans.test_iso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